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ublish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sh_model_predictive_planner_motion_commands(vector&lt;carmen_robot_and_trailer_path_point_t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rmen_robot_ackerman_publish_motion_command(commands, num_commands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robot_ackerman_motion_commands_eliminating_path_follower(vector&lt;carmen_robot_and_trailer_path_point_t&gt; &amp;original_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 SE COMENTAR AQUI NÃO RODA, O CAMINHO NÃO FICA VERMELHO (FICA VERD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rrt_path_message(list&lt;RRT_Path_Edge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ENDER O QUE ACONTECE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ode ser que o problema seja a falta do Publisher_Util::publish_rrt_path_message(&amp;msg): acho que não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motion_commands(carmen_robot_and_trailer_motion_command_t *commands, int num_commands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ROU NESSE DEPOIS QUE PAROU DE FOLLOWING PATH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motion_commands(commands, 2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0.0, phi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plan_message(carmen_robot_and_trailer_traj_point_t *path, int path_siz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navigator_ackerman_plan_message(msg); testei sem esse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status_messag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rr = IPC_publishData(CARMEN_NAVIGATOR_ACKERMAN_STATUS_NAME, &amp;msg); NÃO RODOU SEM ISSO AQUI (mas o caminho ficou verde, vermelho, mas não saiu do lugar)! 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Mas quando coloquei no new_commands também não rodou (o caminho não ficou vermelho)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lan_tree_for_navigator_gui(Tree 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plan_tree_message(tree); testei sem esse, o normal rodou sem isso aqui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uando rodo pelo meu command, a linha verde desaparece quando clico no go (mesmo com following_path e sem o following_pat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ha verde: Motion plan. no movimento normal, quando Go a linha verde é sobreposta pela linha vinho, que é a do obstacle avoider (que fica sobre a linha verde) e vai se deslocando em direção ao primeiro goal do path (que vai se movendo pra frent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 gerou a linha verde e a linha vinho com o NMP ligado no modo normal (depende do NMP para gerar a linha mesmo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unçõ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_tree(Tree *tree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_path_to_traj(carmen_robot_and_trailer_traj_point_t *traj, 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ute_plan(Tree *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e_tree(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py_path_to_traj(tree-&gt;paths[i], path[i]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_original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 ESSE Q FAZ O MOVIMENTO!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_original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_original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true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false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path_follower_path(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l_crossed(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(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path_follower_path(path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_new(double timestamp)//NÃO RODOU ISS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rmen_model_predictive_planner_publish_motion_plan_message(tree.paths[0], tree.paths_sizes[0]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andl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calize_ackerman_globalpos_message_handler(carmen_localize_ackerman_global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*GlobalState::localizer_pose = {msg-&gt;globalpos.x, msg-&gt;globalpos.y, msg-&gt;globalpos.theta, msg-&gt;beta}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and_follow_path(msg-&gt;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ulator_ackerman_truepos_message_handler(carmen_simulator_ackerman_true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ÃO PASSOU POR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th_goals_and_annotations_message_handler(carmen_behavior_selector_path_goals_and_annotation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set_goal_pose(goal_pose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_ackerman_odometry_message_handler(carmen_base_ackerman_odometry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havior_selector_state_message_handler(carmen_behavior_selector_state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men_obstacle_distance_mapper_compact_map_message_handler(carmen_obstacle_distance_mapper_compact_map_message *message)</text:p>
          </table:table-cell>
          <table:table-cell table:number-columns-repeated="10"/>
        </table:table-row>
      </table:table>
      <table:table table:name="Sheet1_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ublish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sh_model_predictive_planner_motion_commands(vector&lt;carmen_robot_and_trailer_path_point_t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rmen_robot_ackerman_publish_motion_command(commands, num_commands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robot_ackerman_motion_commands_eliminating_path_follower(vector&lt;carmen_robot_and_trailer_path_point_t&gt; &amp;original_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 SE COMENTAR AQUI NÃO RODA, O CAMINHO NÃO FICA VERMELHO (FICA VERD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rrt_path_message(list&lt;RRT_Path_Edge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ENDER O QUE ACONTECE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ode ser que o problema seja a falta do Publisher_Util::publish_rrt_path_message(&amp;msg): acho que não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motion_commands(carmen_robot_and_trailer_motion_command_t *commands, int num_commands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ROU NESSE DEPOIS QUE PAROU DE FOLLOWING PATH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motion_commands(commands, 2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0.0, phi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plan_message(carmen_robot_and_trailer_traj_point_t *path, int path_siz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navigator_ackerman_plan_message(msg); testei sem esse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status_messag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rr = IPC_publishData(CARMEN_NAVIGATOR_ACKERMAN_STATUS_NAME, &amp;msg); NÃO RODOU SEM ISSO AQUI (mas o caminho ficou verde, vermelho, mas não saiu do lugar)! 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Mas quando coloquei no new_commands também não rodou (o caminho não ficou vermelho)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lan_tree_for_navigator_gui(Tree 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plan_tree_message(tree); testei sem esse, o normal rodou sem isso aqui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uando rodo pelo meu command, a linha verde desaparece quando clico no go (mesmo com following_path e sem o following_pat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ha verde: Motion plan. no movimento normal, quando Go a linha verde é sobreposta pela linha vinho, que é a do obstacle avoider (que fica sobre a linha verde) e vai se deslocando em direção ao primeiro goal do path (que vai se movendo pra frent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 gerou a linha verde e a linha vinho com o NMP ligado no modo normal (depende do NMP para gerar a linha mesmo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 o build_and_follow_path gerou as poses do path (os quadrados no caminho) mas não gerou o motion plan (a linha verde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unçõ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_tree(Tree *tree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_path_to_traj(carmen_robot_and_trailer_traj_point_t *traj, 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ute_plan(Tree *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e_tree(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py_path_to_traj(tree-&gt;paths[i], path[i]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_original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 ESSE Q FAZ O MOVIMENTO!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_original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_original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true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false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path_follower_path(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l_crossed(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(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path_follower_path(path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_new(double timestamp)//NÃO RODOU ISS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rmen_model_predictive_planner_publish_motion_plan_message(tree.paths[0], tree.paths_sizes[0]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andl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calize_ackerman_globalpos_message_handler(carmen_localize_ackerman_global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*GlobalState::localizer_pose = {msg-&gt;globalpos.x, msg-&gt;globalpos.y, msg-&gt;globalpos.theta, msg-&gt;beta}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and_follow_path(msg-&gt;timestamp);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ee_tree(tree);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aths.resize(1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move_lane_to_robot_reference_system(localizer_pose, path_goals_and_annotations_message, &amp;lane_in_local_pos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al_in_lane = build_detailed_rddf_lane(goal_pose, &amp;lane_in_local_pose, detailed_lan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jectoryDimensions td = get_trajectory_dimensions_from_robot_state(localizer_pose, last_odometry, goal_pos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jectoryControlParameters otcp = get_complete_optimized_trajectory_control_parameters(previous_good_tcp, td, target_v, detailed_lane, use_lane);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lobalState::eliminate_path_follower = 0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et_optimization_params(params, target_v, &amp;tcp_seed, &amp;target_td, 2.0, max_iterations, mpp_optimization_function_f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ompute_suitable_acceleration_and_tt(params, tcp_seed, target_td, target_v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ajectoryControlParameters tcp_complete = get_optimized_trajectory_control_parameters(tcp_seed, params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et_optimization_params(params, target_v, &amp;tcp_complete, &amp;target_td, 2.5, max_iterations, mpp_optimization_function_g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cp_complete = get_optimized_trajectory_control_parameters(tcp_complete, params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lobalState::eliminate_path_follower = 1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eturn (tcp_complete)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ool get_path_from_optimized_tcp(vector&lt;carmen_robot_and_trailer_path_point_t&gt; &amp;path, get_path_from_optimized_tcp(vector&lt;carmen_robot_and_trailer_path_point_t&gt; &amp;path, TrajectoryControlParameters otcp, TrajectoryDimensions td, carmen_robot_and_trailer_pose_t *localizer_pose)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ath = simulate_car_from_parameters(td, otcp, td.v_i, td.beta_i, 0.02);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gsl_spline *phi_spline = get_phi_spline(tcp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ouble distance_traveled = compute_path_via_simulation(robot_state, command, path, tcp, phi_spline, v0, i_beta, delta_t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d.dist = get_max_distance_in_path(path, furthest_point); // @@@ Alberto: Por que nao o ultimo do ponto do path?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d.theta = atan2(furthest_point.y, furthest_point.x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eturn (path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ove_path_to_current_robot_pose(path, localizer_pose)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turn (paths);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py_path_to_traj(tree-&gt;paths[i], path[i]);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uild_path_follower_path(path);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ublish_navigator_ackerman_status_message();</text:p>
          </table:table-cell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ulator_ackerman_truepos_message_handler(carmen_simulator_ackerman_true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ÃO PASSOU POR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th_goals_and_annotations_message_handler(carmen_behavior_selector_path_goals_and_annotation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set_goal_pose(goal_pose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_ackerman_odometry_message_handler(carmen_base_ackerman_odometry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havior_selector_state_message_handler(carmen_behavior_selector_state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men_obstacle_distance_mapper_compact_map_message_handler(carmen_obstacle_distance_mapper_compact_map_message *message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0:55:50.000547700</meta:creation-date>
    <dc:date>2023-09-05T22:40:09.435626747</dc:date>
    <meta:editing-duration>P2DT11H44M17S</meta:editing-duration>
    <meta:editing-cycles>8</meta:editing-cycles>
    <meta:generator>LibreOffice/7.4.7.2$Linux_X86_64 LibreOffice_project/723314e595e8007d3cf785c16538505a1c878ca5</meta:generator>
    <meta:document-statistic meta:table-count="2" meta:cell-count="174" meta:object-count="0"/>
  </office:meta>
</office:document-meta>
</file>